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solid" style:text-underline-width="auto" style:text-underline-color="font-color" fo:font-weight="bold" officeooo:rsid="0002d265" officeooo:paragraph-rsid="001700dc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style:text-underline-style="none" fo:font-weight="normal" officeooo:rsid="001700dc" officeooo:paragraph-rsid="001700dc" style:font-style-asian="normal" style:font-weight-asian="normal" style:font-style-complex="normal" style:font-weight-complex="normal"/>
    </style:style>
    <style:style style:name="T1" style:family="text">
      <style:text-properties officeooo:rsid="001700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1">Instituição - </text:span>Escola Estadual Dom Benevides</text:p>
      <text:p text:style-name="P1"/>
      <text:p text:style-name="P2">- O aluno Brian, juntamente com os professores Cristiano e Danny, reformaram o laboratório da instituição. </text:p>
      <text:p text:style-name="P2"/>
      <text:p text:style-name="P2">- 22 máquinas foram reformadas e formatadas. Estão rodando com o sistema operacional livre Linus Mint. Além disso um pacote de programas e jogos educativos foram instalados em todos os computadores.</text:p>
      <text:p text:style-name="P2"/>
      <text:p text:style-name="P2">- No total foram 5 visitas presenciais na instituição, que abrageram o mês de junho e julh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56S</meta:editing-duration>
    <meta:editing-cycles>3</meta:editing-cycles>
    <meta:generator>LibreOffice/5.1.3.2$Windows_x86 LibreOffice_project/644e4637d1d8544fd9f56425bd6cec110e49301b</meta:generator>
    <dc:date>2016-08-04T19:46:47.505000000</dc:date>
    <meta:document-statistic meta:table-count="0" meta:image-count="0" meta:object-count="0" meta:page-count="1" meta:paragraph-count="4" meta:word-count="70" meta:character-count="440" meta:non-whitespace-character-count="373"/>
    <meta:user-defined meta:name="Info 1"/>
    <meta:user-defined meta:name="Info 2"/>
    <meta:user-defined meta:name="Info 3"/>
    <meta:user-defined meta:name="Info 4"/>
  </office:meta>
</office:document-meta>
</file>